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penMP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1621224252" calcext:value-type="float">
            <text:p>1621224252</text:p>
          </table:table-cell>
          <table:table-cell office:value-type="float" office:value="1620767268" calcext:value-type="float">
            <text:p>1620767268</text:p>
          </table:table-cell>
          <table:table-cell office:value-type="float" office:value="1621265406" calcext:value-type="float">
            <text:p>1621265406</text:p>
          </table:table-cell>
          <table:table-cell office:value-type="float" office:value="1621070678" calcext:value-type="float">
            <text:p>1621070678</text:p>
          </table:table-cell>
          <table:table-cell office:value-type="float" office:value="1621496618" calcext:value-type="float">
            <text:p>1621496618</text:p>
          </table:table-cell>
          <table:table-cell office:value-type="float" office:value="1621412970" calcext:value-type="float">
            <text:p>1621412970</text:p>
          </table:table-cell>
          <table:table-cell office:value-type="float" office:value="1620889681" calcext:value-type="float">
            <text:p>1620889681</text:p>
          </table:table-cell>
          <table:table-cell office:value-type="float" office:value="1621129675" calcext:value-type="float">
            <text:p>1621129675</text:p>
          </table:table-cell>
          <table:table-cell office:value-type="float" office:value="1621259718" calcext:value-type="float">
            <text:p>1621259718</text:p>
          </table:table-cell>
          <table:table-cell office:value-type="float" office:value="1621269250" calcext:value-type="float">
            <text:p>1621269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1615984424" calcext:value-type="float">
            <text:p>1615984424</text:p>
          </table:table-cell>
          <table:table-cell office:value-type="float" office:value="1615709378" calcext:value-type="float">
            <text:p>1615709378</text:p>
          </table:table-cell>
          <table:table-cell office:value-type="float" office:value="1615942117" calcext:value-type="float">
            <text:p>1615942117</text:p>
          </table:table-cell>
          <table:table-cell office:value-type="float" office:value="1616033255" calcext:value-type="float">
            <text:p>1616033255</text:p>
          </table:table-cell>
          <table:table-cell office:value-type="float" office:value="1615880919" calcext:value-type="float">
            <text:p>1615880919</text:p>
          </table:table-cell>
          <table:table-cell office:value-type="float" office:value="1615901868" calcext:value-type="float">
            <text:p>1615901868</text:p>
          </table:table-cell>
          <table:table-cell office:value-type="float" office:value="1615847606" calcext:value-type="float">
            <text:p>1615847606</text:p>
          </table:table-cell>
          <table:table-cell office:value-type="float" office:value="1615911551" calcext:value-type="float">
            <text:p>1615911551</text:p>
          </table:table-cell>
          <table:table-cell office:value-type="float" office:value="1615873189" calcext:value-type="float">
            <text:p>1615873189</text:p>
          </table:table-cell>
          <table:table-cell office:value-type="float" office:value="1615702342" calcext:value-type="float">
            <text:p>1615702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560045832" calcext:value-type="float">
            <text:p>560045832</text:p>
          </table:table-cell>
          <table:table-cell office:value-type="float" office:value="516503280" calcext:value-type="float">
            <text:p>516503280</text:p>
          </table:table-cell>
          <table:table-cell office:value-type="float" office:value="618665896" calcext:value-type="float">
            <text:p>618665896</text:p>
          </table:table-cell>
          <table:table-cell office:value-type="float" office:value="624790036" calcext:value-type="float">
            <text:p>624790036</text:p>
          </table:table-cell>
          <table:table-cell office:value-type="float" office:value="470880856" calcext:value-type="float">
            <text:p>470880856</text:p>
          </table:table-cell>
          <table:table-cell office:value-type="float" office:value="428519499" calcext:value-type="float">
            <text:p>428519499</text:p>
          </table:table-cell>
          <table:table-cell office:value-type="float" office:value="507034682" calcext:value-type="float">
            <text:p>507034682</text:p>
          </table:table-cell>
          <table:table-cell office:value-type="float" office:value="521724535" calcext:value-type="float">
            <text:p>521724535</text:p>
          </table:table-cell>
          <table:table-cell office:value-type="float" office:value="517826824" calcext:value-type="float">
            <text:p>517826824</text:p>
          </table:table-cell>
          <table:table-cell office:value-type="float" office:value="454691787" calcext:value-type="float">
            <text:p>454691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7422690242" calcext:value-type="float">
            <text:p>7422690242</text:p>
          </table:table-cell>
          <table:table-cell office:value-type="float" office:value="7412134289" calcext:value-type="float">
            <text:p>7412134289</text:p>
          </table:table-cell>
          <table:table-cell office:value-type="float" office:value="7478064058" calcext:value-type="float">
            <text:p>7478064058</text:p>
          </table:table-cell>
          <table:table-cell office:value-type="float" office:value="7444635724" calcext:value-type="float">
            <text:p>7444635724</text:p>
          </table:table-cell>
          <table:table-cell office:value-type="float" office:value="7439387034" calcext:value-type="float">
            <text:p>7439387034</text:p>
          </table:table-cell>
          <table:table-cell office:value-type="float" office:value="7387933267" calcext:value-type="float">
            <text:p>7387933267</text:p>
          </table:table-cell>
          <table:table-cell office:value-type="float" office:value="7420222346" calcext:value-type="float">
            <text:p>7420222346</text:p>
          </table:table-cell>
          <table:table-cell office:value-type="float" office:value="7436232145" calcext:value-type="float">
            <text:p>7436232145</text:p>
          </table:table-cell>
          <table:table-cell office:value-type="float" office:value="7455068139" calcext:value-type="float">
            <text:p>7455068139</text:p>
          </table:table-cell>
          <table:table-cell office:value-type="float" office:value="7419787361" calcext:value-type="float">
            <text:p>7419787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129423110955" calcext:value-type="float">
            <text:p>129423110955</text:p>
          </table:table-cell>
          <table:table-cell office:value-type="float" office:value="128408141130" calcext:value-type="float">
            <text:p>128408141130</text:p>
          </table:table-cell>
          <table:table-cell office:value-type="float" office:value="129123721847" calcext:value-type="float">
            <text:p>129123721847</text:p>
          </table:table-cell>
          <table:table-cell office:value-type="float" office:value="128077172098" calcext:value-type="float">
            <text:p>128077172098</text:p>
          </table:table-cell>
          <table:table-cell office:value-type="float" office:value="129027927433" calcext:value-type="float">
            <text:p>129027927433</text:p>
          </table:table-cell>
          <table:table-cell office:value-type="float" office:value="127581257500" calcext:value-type="float">
            <text:p>127581257500</text:p>
          </table:table-cell>
          <table:table-cell office:value-type="float" office:value="128853216901" calcext:value-type="float">
            <text:p>128853216901</text:p>
          </table:table-cell>
          <table:table-cell office:value-type="float" office:value="129173881271" calcext:value-type="float">
            <text:p>129173881271</text:p>
          </table:table-cell>
          <table:table-cell office:value-type="float" office:value="129086082625" calcext:value-type="float">
            <text:p>129086082625</text:p>
          </table:table-cell>
          <table:table-cell office:value-type="float" office:value="129610477062" calcext:value-type="float">
            <text:p>129610477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77344094672" calcext:value-type="float">
            <text:p>77344094672</text:p>
          </table:table-cell>
          <table:table-cell office:value-type="float" office:value="77344096960" calcext:value-type="float">
            <text:p>77344096960</text:p>
          </table:table-cell>
          <table:table-cell office:value-type="float" office:value="77344094431" calcext:value-type="float">
            <text:p>77344094431</text:p>
          </table:table-cell>
          <table:table-cell office:value-type="float" office:value="77344094040" calcext:value-type="float">
            <text:p>77344094040</text:p>
          </table:table-cell>
          <table:table-cell office:value-type="float" office:value="77344095707" calcext:value-type="float">
            <text:p>77344095707</text:p>
          </table:table-cell>
          <table:table-cell office:value-type="float" office:value="77344104349" calcext:value-type="float">
            <text:p>77344104349</text:p>
          </table:table-cell>
          <table:table-cell office:value-type="float" office:value="77344095632" calcext:value-type="float">
            <text:p>77344095632</text:p>
          </table:table-cell>
          <table:table-cell office:value-type="float" office:value="77344102726" calcext:value-type="float">
            <text:p>77344102726</text:p>
          </table:table-cell>
          <table:table-cell office:value-type="float" office:value="77344094832" calcext:value-type="float">
            <text:p>77344094832</text:p>
          </table:table-cell>
          <table:table-cell office:value-type="float" office:value="77344096895" calcext:value-type="float">
            <text:p>77344096895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<text:s/>OpenMP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812020321" calcext:value-type="float">
            <text:p>812020321</text:p>
          </table:table-cell>
          <table:table-cell office:value-type="float" office:value="811736692" calcext:value-type="float">
            <text:p>811736692</text:p>
          </table:table-cell>
          <table:table-cell office:value-type="float" office:value="811197749" calcext:value-type="float">
            <text:p>811197749</text:p>
          </table:table-cell>
          <table:table-cell office:value-type="float" office:value="811605434" calcext:value-type="float">
            <text:p>811605434</text:p>
          </table:table-cell>
          <table:table-cell office:value-type="float" office:value="811500352" calcext:value-type="float">
            <text:p>811500352</text:p>
          </table:table-cell>
          <table:table-cell office:value-type="float" office:value="811854839" calcext:value-type="float">
            <text:p>811854839</text:p>
          </table:table-cell>
          <table:table-cell office:value-type="float" office:value="812021242" calcext:value-type="float">
            <text:p>812021242</text:p>
          </table:table-cell>
          <table:table-cell office:value-type="float" office:value="811604549" calcext:value-type="float">
            <text:p>811604549</text:p>
          </table:table-cell>
          <table:table-cell office:value-type="float" office:value="811984611" calcext:value-type="float">
            <text:p>811984611</text:p>
          </table:table-cell>
          <table:table-cell office:value-type="float" office:value="811608716" calcext:value-type="float">
            <text:p>811608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809020446" calcext:value-type="float">
            <text:p>809020446</text:p>
          </table:table-cell>
          <table:table-cell office:value-type="float" office:value="809371253" calcext:value-type="float">
            <text:p>809371253</text:p>
          </table:table-cell>
          <table:table-cell office:value-type="float" office:value="808677724" calcext:value-type="float">
            <text:p>808677724</text:p>
          </table:table-cell>
          <table:table-cell office:value-type="float" office:value="808723158" calcext:value-type="float">
            <text:p>808723158</text:p>
          </table:table-cell>
          <table:table-cell office:value-type="float" office:value="809136020" calcext:value-type="float">
            <text:p>809136020</text:p>
          </table:table-cell>
          <table:table-cell office:value-type="float" office:value="809195138" calcext:value-type="float">
            <text:p>809195138</text:p>
          </table:table-cell>
          <table:table-cell office:value-type="float" office:value="809179715" calcext:value-type="float">
            <text:p>809179715</text:p>
          </table:table-cell>
          <table:table-cell office:value-type="float" office:value="809114365" calcext:value-type="float">
            <text:p>809114365</text:p>
          </table:table-cell>
          <table:table-cell office:value-type="float" office:value="809301008" calcext:value-type="float">
            <text:p>809301008</text:p>
          </table:table-cell>
          <table:table-cell office:value-type="float" office:value="809144281" calcext:value-type="float">
            <text:p>809144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289151250" calcext:value-type="float">
            <text:p>289151250</text:p>
          </table:table-cell>
          <table:table-cell office:value-type="float" office:value="380532873" calcext:value-type="float">
            <text:p>380532873</text:p>
          </table:table-cell>
          <table:table-cell office:value-type="float" office:value="469304082" calcext:value-type="float">
            <text:p>469304082</text:p>
          </table:table-cell>
          <table:table-cell office:value-type="float" office:value="288378058" calcext:value-type="float">
            <text:p>288378058</text:p>
          </table:table-cell>
          <table:table-cell office:value-type="float" office:value="386589837" calcext:value-type="float">
            <text:p>386589837</text:p>
          </table:table-cell>
          <table:table-cell office:value-type="float" office:value="344313783" calcext:value-type="float">
            <text:p>344313783</text:p>
          </table:table-cell>
          <table:table-cell office:value-type="float" office:value="287384912" calcext:value-type="float">
            <text:p>287384912</text:p>
          </table:table-cell>
          <table:table-cell office:value-type="float" office:value="384789473" calcext:value-type="float">
            <text:p>384789473</text:p>
          </table:table-cell>
          <table:table-cell office:value-type="float" office:value="326791631" calcext:value-type="float">
            <text:p>326791631</text:p>
          </table:table-cell>
          <table:table-cell office:value-type="float" office:value="375411620" calcext:value-type="float">
            <text:p>3754116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3671593120" calcext:value-type="float">
            <text:p>3671593120</text:p>
          </table:table-cell>
          <table:table-cell office:value-type="float" office:value="3699552139" calcext:value-type="float">
            <text:p>3699552139</text:p>
          </table:table-cell>
          <table:table-cell office:value-type="float" office:value="3715993819" calcext:value-type="float">
            <text:p>3715993819</text:p>
          </table:table-cell>
          <table:table-cell office:value-type="float" office:value="3699471582" calcext:value-type="float">
            <text:p>3699471582</text:p>
          </table:table-cell>
          <table:table-cell office:value-type="float" office:value="3690416999" calcext:value-type="float">
            <text:p>3690416999</text:p>
          </table:table-cell>
          <table:table-cell office:value-type="float" office:value="3687668180" calcext:value-type="float">
            <text:p>3687668180</text:p>
          </table:table-cell>
          <table:table-cell office:value-type="float" office:value="3689430416" calcext:value-type="float">
            <text:p>3689430416</text:p>
          </table:table-cell>
          <table:table-cell office:value-type="float" office:value="3691192609" calcext:value-type="float">
            <text:p>3691192609</text:p>
          </table:table-cell>
          <table:table-cell office:value-type="float" office:value="3696148222" calcext:value-type="float">
            <text:p>3696148222</text:p>
          </table:table-cell>
          <table:table-cell office:value-type="float" office:value="3696750447" calcext:value-type="float">
            <text:p>3696750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64054220062" calcext:value-type="float">
            <text:p>64054220062</text:p>
          </table:table-cell>
          <table:table-cell office:value-type="float" office:value="64742072791" calcext:value-type="float">
            <text:p>64742072791</text:p>
          </table:table-cell>
          <table:table-cell office:value-type="float" office:value="65985229844" calcext:value-type="float">
            <text:p>65985229844</text:p>
          </table:table-cell>
          <table:table-cell office:value-type="float" office:value="63362575908" calcext:value-type="float">
            <text:p>63362575908</text:p>
          </table:table-cell>
          <table:table-cell office:value-type="float" office:value="64707970408" calcext:value-type="float">
            <text:p>64707970408</text:p>
          </table:table-cell>
          <table:table-cell office:value-type="float" office:value="64990773079" calcext:value-type="float">
            <text:p>64990773079</text:p>
          </table:table-cell>
          <table:table-cell office:value-type="float" office:value="64549736927" calcext:value-type="float">
            <text:p>64549736927</text:p>
          </table:table-cell>
          <table:table-cell office:value-type="float" office:value="64544018536" calcext:value-type="float">
            <text:p>64544018536</text:p>
          </table:table-cell>
          <table:table-cell office:value-type="float" office:value="65248612595" calcext:value-type="float">
            <text:p>65248612595</text:p>
          </table:table-cell>
          <table:table-cell office:value-type="float" office:value="64978634022" calcext:value-type="float">
            <text:p>64978634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38676279413" calcext:value-type="float">
            <text:p>38676279413</text:p>
          </table:table-cell>
          <table:table-cell office:value-type="float" office:value="38676313053" calcext:value-type="float">
            <text:p>38676313053</text:p>
          </table:table-cell>
          <table:table-cell office:value-type="float" office:value="38674178293" calcext:value-type="float">
            <text:p>38674178293</text:p>
          </table:table-cell>
          <table:table-cell office:value-type="float" office:value="38678376160" calcext:value-type="float">
            <text:p>38678376160</text:p>
          </table:table-cell>
          <table:table-cell office:value-type="float" office:value="38676277279" calcext:value-type="float">
            <text:p>38676277279</text:p>
          </table:table-cell>
          <table:table-cell office:value-type="float" office:value="38676276402" calcext:value-type="float">
            <text:p>38676276402</text:p>
          </table:table-cell>
          <table:table-cell office:value-type="float" office:value="38678376656" calcext:value-type="float">
            <text:p>38678376656</text:p>
          </table:table-cell>
          <table:table-cell office:value-type="float" office:value="38678376111" calcext:value-type="float">
            <text:p>38678376111</text:p>
          </table:table-cell>
          <table:table-cell office:value-type="float" office:value="38678380027" calcext:value-type="float">
            <text:p>38678380027</text:p>
          </table:table-cell>
          <table:table-cell office:value-type="float" office:value="38676281267" calcext:value-type="float">
            <text:p>38676281267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<text:s/>OpenMP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L1 Cache Miss: </text:p>
          </table:table-cell>
          <table:table-cell office:value-type="float" office:value="406040248" calcext:value-type="float">
            <text:p>406040248</text:p>
          </table:table-cell>
          <table:table-cell office:value-type="float" office:value="406196011" calcext:value-type="float">
            <text:p>406196011</text:p>
          </table:table-cell>
          <table:table-cell office:value-type="float" office:value="406071286" calcext:value-type="float">
            <text:p>406071286</text:p>
          </table:table-cell>
          <table:table-cell office:value-type="float" office:value="406175019" calcext:value-type="float">
            <text:p>406175019</text:p>
          </table:table-cell>
          <table:table-cell office:value-type="float" office:value="406118665" calcext:value-type="float">
            <text:p>406118665</text:p>
          </table:table-cell>
          <table:table-cell office:value-type="float" office:value="406124627" calcext:value-type="float">
            <text:p>406124627</text:p>
          </table:table-cell>
          <table:table-cell office:value-type="float" office:value="406230310" calcext:value-type="float">
            <text:p>406230310</text:p>
          </table:table-cell>
          <table:table-cell office:value-type="float" office:value="406099171" calcext:value-type="float">
            <text:p>406099171</text:p>
          </table:table-cell>
          <table:table-cell office:value-type="float" office:value="406137976" calcext:value-type="float">
            <text:p>406137976</text:p>
          </table:table-cell>
          <table:table-cell office:value-type="float" office:value="406259531" calcext:value-type="float">
            <text:p>406259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L2 Cache Miss: </text:p>
          </table:table-cell>
          <table:table-cell office:value-type="float" office:value="404957834" calcext:value-type="float">
            <text:p>404957834</text:p>
          </table:table-cell>
          <table:table-cell office:value-type="float" office:value="405142287" calcext:value-type="float">
            <text:p>405142287</text:p>
          </table:table-cell>
          <table:table-cell office:value-type="float" office:value="405123283" calcext:value-type="float">
            <text:p>405123283</text:p>
          </table:table-cell>
          <table:table-cell office:value-type="float" office:value="405042824" calcext:value-type="float">
            <text:p>405042824</text:p>
          </table:table-cell>
          <table:table-cell office:value-type="float" office:value="405127966" calcext:value-type="float">
            <text:p>405127966</text:p>
          </table:table-cell>
          <table:table-cell office:value-type="float" office:value="405108015" calcext:value-type="float">
            <text:p>405108015</text:p>
          </table:table-cell>
          <table:table-cell office:value-type="float" office:value="405161805" calcext:value-type="float">
            <text:p>405161805</text:p>
          </table:table-cell>
          <table:table-cell office:value-type="float" office:value="405113277" calcext:value-type="float">
            <text:p>405113277</text:p>
          </table:table-cell>
          <table:table-cell office:value-type="float" office:value="405101812" calcext:value-type="float">
            <text:p>405101812</text:p>
          </table:table-cell>
          <table:table-cell office:value-type="float" office:value="405207674" calcext:value-type="float">
            <text:p>405207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L3 Cache Miss: </text:p>
          </table:table-cell>
          <table:table-cell office:value-type="float" office:value="218365599" calcext:value-type="float">
            <text:p>218365599</text:p>
          </table:table-cell>
          <table:table-cell office:value-type="float" office:value="241828939" calcext:value-type="float">
            <text:p>241828939</text:p>
          </table:table-cell>
          <table:table-cell office:value-type="float" office:value="244958197" calcext:value-type="float">
            <text:p>244958197</text:p>
          </table:table-cell>
          <table:table-cell office:value-type="float" office:value="218065636" calcext:value-type="float">
            <text:p>218065636</text:p>
          </table:table-cell>
          <table:table-cell office:value-type="float" office:value="239855248" calcext:value-type="float">
            <text:p>239855248</text:p>
          </table:table-cell>
          <table:table-cell office:value-type="float" office:value="231199359" calcext:value-type="float">
            <text:p>231199359</text:p>
          </table:table-cell>
          <table:table-cell office:value-type="float" office:value="240310254" calcext:value-type="float">
            <text:p>240310254</text:p>
          </table:table-cell>
          <table:table-cell office:value-type="float" office:value="238895663" calcext:value-type="float">
            <text:p>238895663</text:p>
          </table:table-cell>
          <table:table-cell office:value-type="float" office:value="227298992" calcext:value-type="float">
            <text:p>227298992</text:p>
          </table:table-cell>
          <table:table-cell office:value-type="float" office:value="256551239" calcext:value-type="float">
            <text:p>256551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FP Instructions: </text:p>
          </table:table-cell>
          <table:table-cell office:value-type="float" office:value="1834888014" calcext:value-type="float">
            <text:p>1834888014</text:p>
          </table:table-cell>
          <table:table-cell office:value-type="float" office:value="1844289155" calcext:value-type="float">
            <text:p>1844289155</text:p>
          </table:table-cell>
          <table:table-cell office:value-type="float" office:value="1849522021" calcext:value-type="float">
            <text:p>1849522021</text:p>
          </table:table-cell>
          <table:table-cell office:value-type="float" office:value="1833245509" calcext:value-type="float">
            <text:p>1833245509</text:p>
          </table:table-cell>
          <table:table-cell office:value-type="float" office:value="1844380984" calcext:value-type="float">
            <text:p>1844380984</text:p>
          </table:table-cell>
          <table:table-cell office:value-type="float" office:value="1840650416" calcext:value-type="float">
            <text:p>1840650416</text:p>
          </table:table-cell>
          <table:table-cell office:value-type="float" office:value="1838678293" calcext:value-type="float">
            <text:p>1838678293</text:p>
          </table:table-cell>
          <table:table-cell office:value-type="float" office:value="1848921980" calcext:value-type="float">
            <text:p>1848921980</text:p>
          </table:table-cell>
          <table:table-cell office:value-type="float" office:value="1840057503" calcext:value-type="float">
            <text:p>1840057503</text:p>
          </table:table-cell>
          <table:table-cell office:value-type="float" office:value="1858666004" calcext:value-type="float">
            <text:p>1858666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Cycles: </text:p>
          </table:table-cell>
          <table:table-cell office:value-type="float" office:value="32914888255" calcext:value-type="float">
            <text:p>32914888255</text:p>
          </table:table-cell>
          <table:table-cell office:value-type="float" office:value="34019713789" calcext:value-type="float">
            <text:p>34019713789</text:p>
          </table:table-cell>
          <table:table-cell office:value-type="float" office:value="33884546798" calcext:value-type="float">
            <text:p>33884546798</text:p>
          </table:table-cell>
          <table:table-cell office:value-type="float" office:value="32825207313" calcext:value-type="float">
            <text:p>32825207313</text:p>
          </table:table-cell>
          <table:table-cell office:value-type="float" office:value="33812654485" calcext:value-type="float">
            <text:p>33812654485</text:p>
          </table:table-cell>
          <table:table-cell office:value-type="float" office:value="33391153932" calcext:value-type="float">
            <text:p>33391153932</text:p>
          </table:table-cell>
          <table:table-cell office:value-type="float" office:value="33829491648" calcext:value-type="float">
            <text:p>33829491648</text:p>
          </table:table-cell>
          <table:table-cell office:value-type="float" office:value="33801032961" calcext:value-type="float">
            <text:p>33801032961</text:p>
          </table:table-cell>
          <table:table-cell office:value-type="float" office:value="33635045742" calcext:value-type="float">
            <text:p>33635045742</text:p>
          </table:table-cell>
          <table:table-cell office:value-type="float" office:value="34684592039" calcext:value-type="float">
            <text:p>34684592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Instructions: </text:p>
          </table:table-cell>
          <table:table-cell office:value-type="float" office:value="19336034430" calcext:value-type="float">
            <text:p>19336034430</text:p>
          </table:table-cell>
          <table:table-cell office:value-type="float" office:value="19336035217" calcext:value-type="float">
            <text:p>19336035217</text:p>
          </table:table-cell>
          <table:table-cell office:value-type="float" office:value="19336034502" calcext:value-type="float">
            <text:p>19336034502</text:p>
          </table:table-cell>
          <table:table-cell office:value-type="float" office:value="19336033686" calcext:value-type="float">
            <text:p>19336033686</text:p>
          </table:table-cell>
          <table:table-cell office:value-type="float" office:value="19336035383" calcext:value-type="float">
            <text:p>19336035383</text:p>
          </table:table-cell>
          <table:table-cell office:value-type="float" office:value="19336035193" calcext:value-type="float">
            <text:p>19336035193</text:p>
          </table:table-cell>
          <table:table-cell office:value-type="float" office:value="19336034583" calcext:value-type="float">
            <text:p>19336034583</text:p>
          </table:table-cell>
          <table:table-cell office:value-type="float" office:value="19336035271" calcext:value-type="float">
            <text:p>19336035271</text:p>
          </table:table-cell>
          <table:table-cell office:value-type="float" office:value="19336035134" calcext:value-type="float">
            <text:p>19336035134</text:p>
          </table:table-cell>
          <table:table-cell office:value-type="float" office:value="19336034639" calcext:value-type="float">
            <text:p>19336034639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threads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988" calcext:value-type="float">
            <text:p>1988</text:p>
          </table:table-cell>
          <table:table-cell office:value-type="float" office:value="2013" calcext:value-type="float">
            <text:p>2013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table:number-columns-repeated="12"/>
          <table:table-cell office:value-type="float" office:value="1482" calcext:value-type="float">
            <text:p>1482</text:p>
          </table:table-cell>
          <table:table-cell office:value-type="float" office:value="1471" calcext:value-type="float">
            <text:p>147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table:number-columns-repeated="12"/>
          <table:table-cell office:value-type="float" office:value="561" calcext:value-type="float">
            <text:p>561</text:p>
          </table:table-cell>
          <table:table-cell office:value-type="float" office:value="534" calcext:value-type="float">
            <text:p>53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number-columns-repeated="12"/>
          <table:table-cell office:value-type="float" office:value="86" calcext:value-type="float">
            <text:p>86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table:number-columns-repeated="12"/>
          <table:table-cell office:value-type="float" office:value="64470" calcext:value-type="float">
            <text:p>64470</text:p>
          </table:table-cell>
          <table:table-cell office:value-type="float" office:value="87471" calcext:value-type="float">
            <text:p>87471</text:p>
          </table:table-cell>
          <table:table-cell office:value-type="float" office:value="75607" calcext:value-type="float">
            <text:p>75607</text:p>
          </table:table-cell>
        </table:table-row>
        <table:table-row table:style-name="ro1">
          <table:table-cell table:number-columns-repeated="12"/>
          <table:table-cell office:value-type="float" office:value="13411" calcext:value-type="float">
            <text:p>13411</text:p>
          </table:table-cell>
          <table:table-cell office:value-type="float" office:value="13466" calcext:value-type="float">
            <text:p>13466</text:p>
          </table:table-cell>
          <table:table-cell office:value-type="float" office:value="13403" calcext:value-type="float">
            <text:p>1340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threads4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tal L1 Cache Miss: </text:p>
          </table:table-cell>
          <table:table-cell office:value-type="float" office:value="1999" calcext:value-type="float">
            <text:p>1999</text:p>
          </table:table-cell>
          <table:table-cell office:value-type="float" office:value="2008" calcext:value-type="float">
            <text:p>2008</text:p>
          </table:table-cell>
          <table:table-cell office:value-type="float" office:value="1989" calcext:value-type="float">
            <text:p>1989</text:p>
          </table:table-cell>
          <table:table-cell office:value-type="float" office:value="2007" calcext:value-type="float">
            <text:p>2007</text:p>
          </table:table-cell>
          <table:table-cell office:value-type="float" office:value="2001" calcext:value-type="float">
            <text:p>2001</text:p>
          </table:table-cell>
          <table:table-cell office:value-type="float" office:value="2028" calcext:value-type="float">
            <text:p>2028</text:p>
          </table:table-cell>
          <table:table-cell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 L2 Cache Miss: </text:p>
          </table:table-cell>
          <table:table-cell office:value-type="float" office:value="1463" calcext:value-type="float">
            <text:p>1463</text:p>
          </table:table-cell>
          <table:table-cell office:value-type="float" office:value="1504" calcext:value-type="float">
            <text:p>1504</text:p>
          </table:table-cell>
          <table:table-cell office:value-type="float" office:value="1474" calcext:value-type="float">
            <text:p>1474</text:p>
          </table:table-cell>
          <table:table-cell office:value-type="float" office:value="1461" calcext:value-type="float">
            <text:p>1461</text:p>
          </table:table-cell>
          <table:table-cell office:value-type="float" office:value="1486" calcext:value-type="float">
            <text:p>1486</text:p>
          </table:table-cell>
          <table:table-cell office:value-type="float" office:value="1495" calcext:value-type="float">
            <text:p>1495</text:p>
          </table:table-cell>
          <table:table-cell office:value-type="float" office:value="1471" calcext:value-type="float">
            <text:p>14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 L3 Cache Miss: </text:p>
          </table:table-cell>
          <table:table-cell office:value-type="float" office:value="689" calcext:value-type="float">
            <text:p>689</text:p>
          </table:table-cell>
          <table:table-cell office:value-type="float" office:value="670" calcext:value-type="float">
            <text:p>670</text:p>
          </table:table-cell>
          <table:table-cell office:value-type="float" office:value="677" calcext:value-type="float">
            <text:p>677</text:p>
          </table:table-cell>
          <table:table-cell office:value-type="float" office:value="641" calcext:value-type="float">
            <text:p>641</text:p>
          </table:table-cell>
          <table:table-cell office:value-type="float" office:value="663" calcext:value-type="float">
            <text:p>663</text:p>
          </table:table-cell>
          <table:table-cell office:value-type="float" office:value="660" calcext:value-type="float">
            <text:p>660</text:p>
          </table:table-cell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 FP Instructions: 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 Cycles: </text:p>
          </table:table-cell>
          <table:table-cell office:value-type="float" office:value="70735" calcext:value-type="float">
            <text:p>70735</text:p>
          </table:table-cell>
          <table:table-cell office:value-type="float" office:value="71632" calcext:value-type="float">
            <text:p>71632</text:p>
          </table:table-cell>
          <table:table-cell office:value-type="float" office:value="72110" calcext:value-type="float">
            <text:p>72110</text:p>
          </table:table-cell>
          <table:table-cell office:value-type="float" office:value="70515" calcext:value-type="float">
            <text:p>70515</text:p>
          </table:table-cell>
          <table:table-cell office:value-type="float" office:value="79371" calcext:value-type="float">
            <text:p>79371</text:p>
          </table:table-cell>
          <table:table-cell office:value-type="float" office:value="94061" calcext:value-type="float">
            <text:p>94061</text:p>
          </table:table-cell>
          <table:table-cell office:value-type="float" office:value="72764" calcext:value-type="float">
            <text:p>727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hreads8</text:p>
          </table:table-cell>
          <table:table-cell/>
          <table:table-cell office:value-type="string" calcext:value-type="string">
            <text:p>Total Instructions: </text:p>
          </table:table-cell>
          <table:table-cell office:value-type="float" office:value="13675" calcext:value-type="float">
            <text:p>13675</text:p>
          </table:table-cell>
          <table:table-cell office:value-type="float" office:value="13689" calcext:value-type="float">
            <text:p>13689</text:p>
          </table:table-cell>
          <table:table-cell table:number-columns-repeated="2" office:value-type="float" office:value="13717" calcext:value-type="float">
            <text:p>13717</text:p>
          </table:table-cell>
          <table:table-cell office:value-type="float" office:value="13700" calcext:value-type="float">
            <text:p>13700</text:p>
          </table:table-cell>
          <table:table-cell office:value-type="float" office:value="13728" calcext:value-type="float">
            <text:p>13728</text:p>
          </table:table-cell>
          <table:table-cell office:value-type="float" office:value="13695" calcext:value-type="float">
            <text:p>136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093071568" calcext:value-type="float">
            <text:p>36093071568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tal L1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L2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L3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FP Instruction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Cycle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Instruction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781579645" calcext:value-type="float">
            <text:p>35781579645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tal L1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L2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L3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FP Instruction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Cycle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Instruction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152327675" calcext:value-type="float">
            <text:p>36152327675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tal L1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L2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L3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FP Instruction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Cycle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Instruction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204709578" calcext:value-type="float">
            <text:p>36204709578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tal L1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L2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L3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FP Instruction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Cycle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Instruction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358246477" calcext:value-type="float">
            <text:p>36358246477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tal L1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L2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L3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FP Instruction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Cycle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Instruction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921286211" calcext:value-type="float">
            <text:p>36921286211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tal L1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L2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L3 Cache Mis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FP Instruction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Cycle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otal Instructions: 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750866103" calcext:value-type="float">
            <text:p>36750866103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tal L1 Cache Miss: </text:p>
          </table:table-cell>
          <table:table-cell office:value-type="float" office:value="2016" calcext:value-type="float">
            <text:p>20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L2 Cache Miss: </text:p>
          </table:table-cell>
          <table:table-cell office:value-type="float" office:value="1485" calcext:value-type="float">
            <text:p>148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L3 Cache Miss: </text:p>
          </table:table-cell>
          <table:table-cell office:value-type="float" office:value="662" calcext:value-type="float">
            <text:p>66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FP Instructions: </text:p>
          </table:table-cell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Cycles: </text:p>
          </table:table-cell>
          <table:table-cell office:value-type="float" office:value="72444" calcext:value-type="float">
            <text:p>7244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Instructions: </text:p>
          </table:table-cell>
          <table:table-cell office:value-type="float" office:value="13689" calcext:value-type="float">
            <text:p>1368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6442588043" calcext:value-type="float">
            <text:p>36442588043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tal L1 Cache Miss: </text:p>
          </table:table-cell>
          <table:table-cell office:value-type="float" office:value="2009" calcext:value-type="float">
            <text:p>200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L2 Cache Miss: </text:p>
          </table:table-cell>
          <table:table-cell office:value-type="float" office:value="1487" calcext:value-type="float">
            <text:p>148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L3 Cache Miss: </text:p>
          </table:table-cell>
          <table:table-cell office:value-type="float" office:value="668" calcext:value-type="float">
            <text:p>66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FP Instructions: 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Cycles: </text:p>
          </table:table-cell>
          <table:table-cell office:value-type="float" office:value="72182" calcext:value-type="float">
            <text:p>7218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Instructions: </text:p>
          </table:table-cell>
          <table:table-cell office:value-type="float" office:value="13714" calcext:value-type="float">
            <text:p>1371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6938469526" calcext:value-type="float">
            <text:p>36938469526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tal L1 Cache Miss: </text:p>
          </table:table-cell>
          <table:table-cell office:value-type="float" office:value="2048" calcext:value-type="float">
            <text:p>204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L2 Cache Miss: </text:p>
          </table:table-cell>
          <table:table-cell office:value-type="float" office:value="1527" calcext:value-type="float">
            <text:p>152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L3 Cache Miss: </text:p>
          </table:table-cell>
          <table:table-cell office:value-type="float" office:value="632" calcext:value-type="float">
            <text:p>63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FP Instructions: </text:p>
          </table:table-cell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Cycles: </text:p>
          </table:table-cell>
          <table:table-cell office:value-type="float" office:value="72629" calcext:value-type="float">
            <text:p>7262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otal Instructions: </text:p>
          </table:table-cell>
          <table:table-cell office:value-type="float" office:value="13728" calcext:value-type="float">
            <text:p>1372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4:10:21.166336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3:17:56.085273803</meta:creation-date>
    <dc:date>2017-05-25T14:21:51.938099442</dc:date>
    <meta:editing-duration>PT1M2S</meta:editing-duration>
    <meta:editing-cycles>2</meta:editing-cycles>
    <meta:generator>LibreOffice/5.1.6.2$Linux_X86_64 LibreOffice_project/10m0$Build-2</meta:generator>
    <meta:document-statistic meta:table-count="1" meta:cell-count="351" meta:object-count="0"/>
  </office:meta>
</office:document-meta>
</file>